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0d51" officeooo:paragraph-rsid="000c0d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harathkumar</text:p>
      <text:p text:style-name="P1">16ug11002</text:p>
      <text:p text:style-name="P1">14/6/18</text:p>
      <text:p text:style-name="P1">programing in python</text:p>
      <text:p text:style-name="P1">addition</text:p>
      <text:p text:style-name="P1">subtraction</text:p>
      <text:p text:style-name="P1">multiplication</text:p>
      <text:p text:style-name="P1">printing a sentence</text:p>
      <text:p text:style-name="P1">input </text:p>
      <text:p text:style-name="P1">output</text:p>
      <text:p text:style-name="P1">creating of dir</text:p>
      <text:p text:style-name="P1">saving of file</text:p>
      <text:p text:style-name="P1">builtin functions</text:p>
      <text:p text:style-name="P1">merging of numb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2:56:29.546986772</meta:creation-date>
    <dc:date>2018-06-14T12:59:48.258127270</dc:date>
    <meta:editing-duration>PT3M21S</meta:editing-duration>
    <meta:editing-cycles>1</meta:editing-cycles>
    <meta:document-statistic meta:table-count="0" meta:image-count="0" meta:object-count="0" meta:page-count="1" meta:paragraph-count="14" meta:word-count="25" meta:character-count="176" meta:non-whitespace-character-count="164"/>
    <meta:generator>LibreOffice/6.0.3.2$Linux_X86_64 LibreOffice_project/00m0$Build-2</meta:generator>
  </office:meta>
</office:document-meta>
</file>